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ntityResponseBuilderTests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EntityResponseBuilderTests.from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ntityResponseBuilderTests.notModified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EntityResponseBuilderTests.al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EntityResponseBuilderTests.messageWr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ponseBuilderTests.cacheControl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EntityResponseBuilderTests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EntityResponseBuilderTests.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EntityResponseBuilderTests.varyB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EntityResponseBuilderTests.from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ntityResponseBuilderTests.bodyIns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faultEntityResponseBuilderTests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EntityResponseBuilderTests.notModified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EntityResponseBuilderTests.view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ntityResponseBuilderTests.fromPublish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ntityResponseBuilderTests.fromProdu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ntityResponseBuilderTests.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EntityResponseBuilder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EntityResponseBuilderTests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